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is is the “Jinbū village” that the
old 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Are you travel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
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
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
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
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
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
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“ＩＴＥＭ”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
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
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
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
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Young Lady
“Take extra care in areas with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